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8b846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8b846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8b846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0147c" officeooo:paragraph-rsid="0080147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1319f" officeooo:paragraph-rsid="0089b20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94894d" officeooo:paragraph-rsid="0094894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05dc5" officeooo:paragraph-rsid="001c020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style:text-underline-style="none" fo:font-weight="normal" officeooo:rsid="0094894d" officeooo:paragraph-rsid="0094894d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94894d" officeooo:paragraph-rsid="0094894d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94894d"/>
    </style:style>
    <style:style style:name="P11" style:family="paragraph" style:parent-style-name="Standard" style:list-style-name="L6">
      <style:paragraph-properties fo:text-align="start" style:justify-single-word="false"/>
      <style:text-properties officeooo:paragraph-rsid="009abaf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96c87e" officeooo:paragraph-rsid="0096c87e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4894d" officeooo:paragraph-rsid="0094894d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4894d" officeooo:paragraph-rsid="0094894d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4894d" officeooo:paragraph-rsid="0094894d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8cbde" officeooo:paragraph-rsid="0094894d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6c87e" officeooo:paragraph-rsid="0096c87e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6c87e" officeooo:paragraph-rsid="0096c87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edd7b" officeooo:paragraph-rsid="0082ca8a" style:font-size-asian="12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94894d" officeooo:paragraph-rsid="0094894d"/>
    </style:style>
    <style:style style:name="T1" style:family="text">
      <style:text-properties fo:font-weight="bold" officeooo:rsid="004b8878" style:font-weight-asian="bold" style:font-weight-complex="bold"/>
    </style:style>
    <style:style style:name="T2" style:family="text">
      <style:text-properties fo:font-weight="bold" officeooo:rsid="0063d7bc" style:font-weight-asian="bold" style:font-weight-complex="bold"/>
    </style:style>
    <style:style style:name="T3" style:family="text">
      <style:text-properties fo:font-weight="bold" officeooo:rsid="0030263c" style:font-weight-asian="bold" style:font-weight-complex="bold"/>
    </style:style>
    <style:style style:name="T4" style:family="text">
      <style:text-properties fo:font-weight="bold" officeooo:rsid="005c2307" style:font-weight-asian="bold" style:font-weight-complex="bold"/>
    </style:style>
    <style:style style:name="T5" style:family="text">
      <style:text-properties fo:font-weight="bold" officeooo:rsid="00979a3d" style:font-weight-asian="bold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94894d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96c87e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98cbde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9abafe" style:font-size-asian="12pt" style:font-weight-asian="normal" style:font-size-complex="12pt" style:font-weight-complex="normal"/>
    </style:style>
    <style:style style:name="T11" style:family="text">
      <style:text-properties officeooo:rsid="00805dc5"/>
    </style:style>
    <style:style style:name="T12" style:family="text">
      <style:text-properties officeooo:rsid="0035db3e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8409a3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98cbde" style:font-size-asian="12pt" style:font-weight-asian="normal" style:font-size-complex="12pt" style:font-weight-complex="normal"/>
    </style:style>
    <style:style style:name="T16" style:family="text">
      <style:text-properties officeooo:rsid="0089b209"/>
    </style:style>
    <style:style style:name="T17" style:family="text">
      <style:text-properties officeooo:rsid="0094894d"/>
    </style:style>
    <style:style style:name="T18" style:family="text">
      <style:text-properties officeooo:rsid="0098cbde"/>
    </style:style>
    <style:style style:name="T19" style:family="text">
      <style:text-properties officeooo:rsid="009993b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">1<text:span text:style-name="T12">xx</text:span> - Controls</text:p>
          </table:table-cell>
          <table:table-cell table:style-name="Table2.A1" office:value-type="string">
            <text:p text:style-name="P2">2xx - Ground</text:p>
          </table:table-cell>
          <table:table-cell table:style-name="Table2.C1" office:value-type="string">
            <text:p text:style-name="P2">3xx - Flight</text:p>
          </table:table-cell>
          <table:table-cell table:style-name="Table2.D1" office:value-type="string">
            <text:p text:style-name="P2">4xx - A2A</text:p>
          </table:table-cell>
          <table:table-cell table:style-name="Table2.D1" office:value-type="string">
            <text:p text:style-name="P2">5xx - A2G</text:p>
          </table:table-cell>
          <table:table-cell table:style-name="Table2.F1" office:value-type="string">
            <text:p text:style-name="P2">6xx - Misc</text:p>
          </table:table-cell>
        </table:table-row>
      </table:table>
      <text:p text:style-name="P3"><text:span text:style-name="T1">3</text:span><text:span text:style-name="T2">0</text:span><text:span text:style-name="T5">2</text:span><text:span text:style-name="T3"> - </text:span><text:span text:style-name="T1">Flight - </text:span><text:span text:style-name="T4">Navigation</text:span></text:p>
      <text:p text:style-name="P7"/>
      <text:p text:style-name="P6">General info</text:p>
      <text:list text:style-name="L1">
        <text:list-item>
          <text:p text:style-name="P10"><text:span text:style-name="T7">99 waypoints (1W-99W)</text:span><text:span text:style-name="T8">,</text:span><text:span text:style-name="T7"> 99 target points (1T-99T)</text:span><text:span text:style-name="T8">, 99 control points (1C-99C)</text:span><text:span text:style-name="T9">??</text:span></text:p>
          <text:list>
            <text:list-item>
              <text:p text:style-name="P12"><text:span text:style-name="T7">C</text:span><text:span text:style-name="T6">ontrol points are used for battlefield graphics??</text:span></text:p>
            </text:list-item>
          </text:list>
        </text:list-item>
        <text:list-item>
          <text:p text:style-name="P13">3 routes.<text:span text:style-name="T19"> <text:s/>How many points per route??</text:span></text:p>
        </text:list-item>
      </text:list>
      <text:p text:style-name="P7"/>
      <text:p text:style-name="P5"><text:span text:style-name="T11">A</text:span>dd<text:span text:style-name="T18">/Edit</text:span> <text:span text:style-name="T16">a </text:span><text:span text:style-name="T17">way</text:span>point</text:p>
      <text:list xml:id="list2752828360" text:style-name="L2">
        <text:list-item>
          <text:p text:style-name="P20"><text:span text:style-name="T14">H</text:span><text:span text:style-name="T13">SD page &gt; NAV SETUP OSB &gt; NEW WPT OSB</text:span><text:span text:style-name="T15"> (used both for adding new and editing existing)</text:span></text:p>
        </text:list-item>
        <text:list-item>
          <text:p text:style-name="P16">Should default to next available waypoint number?? <text:s/>To create a new waypoint, follow the steps below. <text:s/>To edit an existing waypoint, press the WPT OSB (L1 OSB), press CLR on the keyboard (center console) and enter desired waypoint (e.g. "7W"), and press ENTER. <text:s/>That should load that waypoint's data on the screen.</text:p>
        </text:list-item>
        <text:list-item>
          <text:p text:style-name="P14"><text:span text:style-name="T18">Press </text:span>POS OSB<text:span text:style-name="T18"> to begin entering location.</text:span></text:p>
        </text:list-item>
        <text:list-item>
          <text:p text:style-name="P14">Larger grid square should be auto-populated, enter the rest of the MGRS coordinates in 8-digit format on keyboard (center console) and press ENTER.</text:p>
        </text:list-item>
      </text:list>
      <text:list text:style-name="L3">
        <text:list-item>
          <text:list>
            <text:list-item>
              <text:p text:style-name="P15">You can toggle MGRS/lat-long entry by pressing UTM LAT/LON OSB (R4 OSB).</text:p>
            </text:list-item>
          </text:list>
        </text:list-item>
      </text:list>
      <text:list xml:id="list221722908958394" text:continue-list="list2752828360" text:style-name="L2">
        <text:list-item>
          <text:p text:style-name="P14">Waypoint will automatically be set to ground elevation<text:span text:style-name="T18"> at that location</text:span> in meters<text:span text:style-name="T18"> (or feet if using lat/long??)</text:span>, change if needed with ELEV OSB (L4 OSB).</text:p>
        </text:list-item>
        <text:list-item>
          <text:p text:style-name="P14">Optional: To make waypoint available as a PREPOINT for MMS cueing, box PREPOINT OSB (R3 OSB)</text:p>
        </text:list-item>
      </text:list>
      <text:list text:style-name="L6">
        <text:list-item>
          <text:list>
            <text:list-item>
              <text:p text:style-name="P11"><text:span text:style-name="T10">You also can add waypoints to the prepoint list directly through the MMS PAGE &gt; PPT OSB even if they are not set as a prepoint on this page.</text:span></text:p>
            </text:list-item>
          </text:list>
        </text:list-item>
      </text:list>
      <text:list xml:id="list221722833002712" text:continue-list="list221722908958394" text:style-name="L2">
        <text:list-item>
          <text:p text:style-name="P14">Press STORE OSB to save.</text:p>
        </text:list-item>
      </text:list>
      <text:p text:style-name="P19"/>
      <text:p text:style-name="P4">Routes</text:p>
      <text:p text:style-name="P8">Create route</text:p>
      <text:list text:style-name="L4">
        <text:list-item>
          <text:p text:style-name="P17">TODO</text:p>
        </text:list-item>
      </text:list>
      <text:p text:style-name="P9">Edit route</text:p>
      <text:list text:style-name="L5">
        <text:list-item>
          <text:p text:style-name="P18">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8T22:17:21.720000000</dc:date>
    <meta:editing-duration>P1DT10M15S</meta:editing-duration>
    <meta:editing-cycles>10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6" meta:word-count="262" meta:character-count="1416" meta:non-whitespace-character-count="1190"/>
  </office:meta>
</office:document-meta>
</file>